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233954"/>
    </style:style>
    <style:style style:name="P3"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T1" style:family="text">
      <style:text-properties officeooo:rsid="001fa183"/>
    </style:style>
    <style:style style:name="T2" style:family="text">
      <style:text-properties fo:color="#c9211e" loext:opacity="100%" officeooo:rsid="001fa183"/>
    </style:style>
    <style:style style:name="T3" style:family="text">
      <style:text-properties fo:color="#c9211e" loext:opacity="100%" fo:font-weight="bold" officeooo:rsid="001fa183" style:font-weight-asian="bold" style:font-weight-complex="bold"/>
    </style:style>
    <style:style style:name="T4" style:family="text">
      <style:text-properties officeooo:rsid="00233954"/>
    </style:style>
    <style:style style:name="T5" style:family="text">
      <style:text-properties officeooo:rsid="00248b7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Copy 1" text:anchor-type="char" svg:x="-0.0409in" svg:y="0.6484in" svg:width="6.9252in" svg:height="6.9252in" draw:z-index="0"><draw:image xlink:href="Pictures/10000000000001900000019067C478140E539BE5.png" xlink:type="simple" xlink:show="embed" xlink:actuate="onLoad" draw:mime-type="image/png"/></draw:frame><text:span text:style-name="T3">zifiri</text:span><text:line-break/><text:line-break/><text:line-break/><text:line-break/><text:line-break/><text:line-break/><text:line-break/><text:line-break/><text:line-break/><text:span text:style-name="T4">Mert Gör</text:span></text:p>
      <text:p text:style-name="P2"><text:span text:style-name="T4">CC BY-SA 4.0 or later</text:span><text:line-break/></text:p>
      <text:p text:style-name="P3"><text:soft-page-break/>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5">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4-11-09T04:56:42.560596379</dc:date>
    <meta:editing-duration>PT5M39S</meta:editing-duration>
    <meta:editing-cycles>10</meta:editing-cycles>
    <meta:generator>LibreOffice/7.4.7.2$Linux_X86_64 LibreOffice_project/40$Build-2</meta:generator>
    <meta:document-statistic meta:table-count="0" meta:image-count="1" meta:object-count="0" meta:page-count="2" meta:paragraph-count="9" meta:word-count="178" meta:character-count="1266" meta:non-whitespace-character-count="1088"/>
  </office:meta>
</office:document-meta>
</file>